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paragraph-properties style:text-autospace="none"/>
    </style:style>
    <style:style style:name="T4" style:parent-style-name="Fuentedepárrafopredeter." style:family="text">
      <style:text-properties style:font-name="Consolas" style:font-name-asian="Consolas" style:font-name-complex="Consolas" fo:color="#BF5F3F" fo:font-size="10pt" style:font-size-asian="10pt" style:font-size-complex="10pt" fo:language="en" fo:country="US"/>
    </style:style>
    <style:style style:name="T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6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8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0" style:parent-style-name="Standard" style:family="paragraph">
      <style:paragraph-properties style:text-autospace="none"/>
    </style:style>
    <style:style style:name="T1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13" style:parent-style-name="Standard" style:family="paragraph">
      <style:paragraph-properties style:text-autospace="none"/>
    </style:style>
    <style:style style:name="T1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15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1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1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" style:parent-style-name="Fuentedepárrafopredeter." style:family="text">
      <style:text-properties style:font-name="Consolas" style:font-name-complex="Consolas" fo:color="#BF5F3F" style:letter-kerning="false" fo:font-size="10pt" style:font-size-asian="10pt" style:font-size-complex="10pt" fo:language="en" fo:country="US" style:language-complex="ar" style:country-complex="SA"/>
    </style:style>
    <style:style style:name="T2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3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4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4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4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4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8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4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5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2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5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4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5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6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5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8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5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0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6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2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6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4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6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6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6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8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6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0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7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2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7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4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7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6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7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78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7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0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8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2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8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7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8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89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9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1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9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3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9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5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9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7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9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99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0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1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0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3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0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5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0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0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0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1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4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4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5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5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5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5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6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9" style:parent-style-name="Fuentedepárrafopredeter." style:family="text">
      <style:text-properties style:font-name="Consolas" style:font-name-complex="Consolas" fo:color="#BF5F3F" style:letter-kerning="false" fo:font-size="10pt" style:font-size-asian="10pt" style:font-size-complex="10pt" fo:language="en" fo:country="US" style:language-complex="ar" style:country-complex="SA"/>
    </style:style>
    <style:style style:name="P1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4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fo:language="en" fo:country="US" style:language-complex="ar" style:country-complex="SA"/>
    </style:style>
    <style:style style:name="T175" style:parent-style-name="Fuentedepárrafopredeter." style:family="text">
      <style:text-properties style:font-name="Consolas" style:font-name-complex="Consolas" fo:color="#3F7F7F" style:letter-kerning="false" fo:font-size="10pt" style:font-size-asian="10pt" style:font-size-complex="10pt" fo:language="en" fo:country="US" style:language-complex="ar" style:country-complex="SA"/>
    </style:style>
    <style:style style:name="T176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fo:language="en" fo:country="US" style:language-complex="ar" style:country-complex="SA"/>
    </style:style>
    <style:style style:name="T17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T17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T18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5" style:parent-style-name="Fuentedepárrafopredeter." style:family="text">
      <style:text-properties style:font-name="Consolas" style:font-name-complex="Consolas" fo:color="#BF5F3F" style:letter-kerning="false" fo:font-size="10pt" style:font-size-asian="10pt" style:font-size-complex="10pt" fo:language="en" fo:country="US" style:language-complex="ar" style:country-complex="SA"/>
    </style:style>
    <style:style style:name="P1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7" style:parent-style-name="Fuentedepárrafopredeter." style:family="text">
      <style:text-properties style:font-name="Consolas" style:font-name-complex="Consolas" fo:color="#BF5F3F" style:letter-kerning="false" fo:font-size="10pt" style:font-size-asian="10pt" style:font-size-complex="10pt" style:language-complex="ar" style:country-complex="SA"/>
    </style:style>
    <style:style style:name="P1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02" style:parent-style-name="Standard" style:family="paragraph">
      <style:paragraph-properties style:text-autospace="none"/>
    </style:style>
    <style:style style:name="T20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04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language-complex="ar" style:country-complex="SA"/>
    </style:style>
    <style:style style:name="T205" style:parent-style-name="Fuentedepárrafopredeter." style:family="text">
      <style:text-properties style:font-name="Consolas" style:font-name-complex="Consolas" fo:color="#3F7F7F" style:letter-kerning="false" fo:font-size="10pt" style:font-size-asian="10pt" style:font-size-complex="10pt" style:language-complex="ar" style:country-complex="SA"/>
    </style:style>
    <style:style style:name="T206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style:language-complex="ar" style:country-complex="SA"/>
    </style:style>
    <style:style style:name="P20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20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209" style:parent-style-name="Standard" style:family="paragraph">
      <style:paragraph-properties style:text-autospace="none"/>
      <style:text-properties style:font-name="Consolas" style:font-name-asian="Consolas" style:font-name-complex="Consolas" fo:color="#2A00FF" fo:font-size="10pt" style:font-size-asian="10pt" style:font-size-complex="10pt" fo:background-color="#E8F2FE"/>
    </style:style>
    <style:style style:name="P210" style:parent-style-name="Standard" style:family="paragraph">
      <style:paragraph-properties style:text-autospace="none"/>
      <style:text-properties style:font-name="Consolas" style:font-name-asian="Consolas" style:font-name-complex="Consolas" fo:color="#2A00FF" fo:font-size="10pt" style:font-size-asian="10pt" style:font-size-complex="10pt" fo:background-color="#E8F2FE"/>
    </style:style>
    <style:style style:name="P211" style:parent-style-name="Standard" style:family="paragraph">
      <style:paragraph-properties style:text-autospace="none"/>
      <style:text-properties style:font-name-complex="Calibri"/>
    </style:style>
    <style:style style:name="P212" style:parent-style-name="Standard" style:family="paragraph">
      <style:paragraph-properties style:text-autospace="none"/>
      <style:text-properties style:font-name-complex="Calibri"/>
    </style:style>
    <style:style style:name="P213" style:parent-style-name="Standard" style:family="paragraph">
      <style:paragraph-properties style:text-autospace="none"/>
      <style:text-properties style:font-name-complex="Calibri"/>
    </style:style>
    <style:style style:name="P214" style:parent-style-name="Standard" style:family="paragraph">
      <style:paragraph-properties style:text-autospace="none"/>
      <style:text-properties style:font-name-complex="Calibri"/>
    </style:style>
    <style:style style:name="P215" style:parent-style-name="Standard" style:family="paragraph">
      <style:paragraph-properties style:text-autospace="none"/>
    </style:style>
    <style:style style:name="T216" style:parent-style-name="Fuentedepárrafopredeter." style:family="text">
      <style:text-properties style:font-name-complex="Calibri"/>
    </style:style>
    <style:style style:name="T217" style:parent-style-name="Fuentedepárrafopredeter." style:family="text">
      <style:text-properties style:font-name-complex="Calibri" fo:language="en" fo:country="US"/>
    </style:style>
    <style:style style:name="P218" style:parent-style-name="Standard" style:family="paragraph">
      <style:paragraph-properties style:text-autospace="none"/>
      <style:text-properties style:font-name-complex="Calibri" fo:language="en" fo:country="US"/>
    </style:style>
    <style:style style:name="P219" style:parent-style-name="Standard" style:family="paragraph">
      <style:paragraph-properties style:text-autospace="none"/>
    </style:style>
    <style:style style:name="T220" style:parent-style-name="Fuentedepárrafopredeter." style:family="text">
      <style:text-properties style:font-name="Consolas" style:font-name-asian="Consolas" style:font-name-complex="Calibri" fo:color="#2A00FF" fo:background-color="#E8F2FE" fo:language="en" fo:country="US"/>
    </style:style>
  </office:automatic-styles>
  <office:body>
    <office:text text:use-soft-page-breaks="true">
      <text:p text:style-name="P1">1.genera una cadena aleatoria, del n0 de caracteres que pases como parámetro a una función e imprímela en un párrafo.</text:p>
      <text:p text:style-name="P2">Ayuda</text:p>
      <text:p text:style-name="P3"><text:span text:style-name="T4">&lt;%!</text:span><text:span text:style-name="T5"><text:s/></text:span><text:span text:style-name="T6">public</text:span><text:span text:style-name="T7"><text:s text:c="2"/>String genera(</text:span><text:span text:style-name="T8">int</text:span><text:span text:style-name="T9"><text:s/>longitud){</text:span></text:p>
      <text:p text:style-name="P10"><text:span text:style-name="T11"><text:tab/></text:span><text:span text:style-name="T12">…...</text:span></text:p>
      <text:p text:style-name="P13"><text:span text:style-name="T14"><text:tab/></text:span><text:span text:style-name="T15">return</text:span><text:span text:style-name="T16"><text:s/>miCad;</text:span></text:p>
      <text:p text:style-name="P17">}</text:p>
      <text:p text:style-name="P18">---------------------------------------------------------------------</text:p>
      <text:p text:style-name="P19"><text:span text:style-name="T20">&lt;%!</text:span><text:span text:style-name="T21"><text:s/></text:span></text:p>
      <text:p text:style-name="P22"><text:span text:style-name="T23"><text:tab/></text:span><text:span text:style-name="T24"><text:tab/></text:span><text:span text:style-name="T25">public</text:span><text:span text:style-name="T26"><text:s/>String genera(</text:span><text:span text:style-name="T27">int</text:span><text:span text:style-name="T28"><text:s/>longitud){</text:span></text:p>
      <text:p text:style-name="P29"><text:span text:style-name="T30"><text:tab/></text:span><text:span text:style-name="T31"><text:tab/>String abc[] = {</text:span><text:span text:style-name="T32">"a"</text:span><text:span text:style-name="T33">,</text:span><text:span text:style-name="T34">"b"</text:span><text:span text:style-name="T35">,</text:span><text:span text:style-name="T36">"c"</text:span><text:span text:style-name="T37">,</text:span><text:span text:style-name="T38">"d"</text:span><text:span text:style-name="T39">,</text:span><text:span text:style-name="T40">"e"</text:span><text:span text:style-name="T41">,</text:span><text:span text:style-name="T42">"f"</text:span><text:span text:style-name="T43">,</text:span><text:span text:style-name="T44">"g"</text:span><text:span text:style-name="T45">,</text:span><text:span text:style-name="T46">"h"</text:span><text:span text:style-name="T47">,</text:span><text:span text:style-name="T48">"i"</text:span><text:span text:style-name="T49">,</text:span><text:span text:style-name="T50">"j"</text:span><text:span text:style-name="T51">,</text:span><text:span text:style-name="T52">"k"</text:span><text:span text:style-name="T53">,</text:span><text:span text:style-name="T54">"l"</text:span><text:span text:style-name="T55">,</text:span><text:span text:style-name="T56">"m"</text:span><text:span text:style-name="T57">,</text:span><text:span text:style-name="T58">"n"</text:span><text:span text:style-name="T59">,</text:span><text:span text:style-name="T60">"o"</text:span><text:span text:style-name="T61">,</text:span><text:span text:style-name="T62">"p"</text:span><text:span text:style-name="T63">,</text:span><text:span text:style-name="T64">"q"</text:span><text:span text:style-name="T65">,</text:span><text:span text:style-name="T66">"r"</text:span><text:span text:style-name="T67">,</text:span><text:span text:style-name="T68">"s"</text:span><text:span text:style-name="T69">,</text:span><text:span text:style-name="T70">"t"</text:span><text:span text:style-name="T71">,</text:span><text:span text:style-name="T72">"u"</text:span><text:span text:style-name="T73">,</text:span><text:span text:style-name="T74">"v"</text:span><text:span text:style-name="T75">,</text:span><text:span text:style-name="T76">"w"</text:span><text:span text:style-name="T77">,</text:span><text:span text:style-name="T78">"x"</text:span><text:span text:style-name="T79">,</text:span><text:span text:style-name="T80">"y"</text:span><text:span text:style-name="T81">,</text:span><text:span text:style-name="T82">"z"</text:span><text:span text:style-name="T83">};</text:span></text:p>
      <text:p text:style-name="P84"><text:span text:style-name="T85"><text:tab/></text:span><text:span text:style-name="T86"><text:tab/>String digitos[] = {</text:span><text:span text:style-name="T87">"1"</text:span><text:span text:style-name="T88">,</text:span><text:span text:style-name="T89">"2"</text:span><text:span text:style-name="T90">,</text:span><text:span text:style-name="T91">"3"</text:span><text:span text:style-name="T92">,</text:span><text:span text:style-name="T93">"4"</text:span><text:span text:style-name="T94">,</text:span><text:span text:style-name="T95">"5"</text:span><text:span text:style-name="T96">,</text:span><text:span text:style-name="T97">"6"</text:span><text:span text:style-name="T98">,</text:span><text:span text:style-name="T99">"7"</text:span><text:span text:style-name="T100">,</text:span><text:span text:style-name="T101">"8"</text:span><text:span text:style-name="T102">,</text:span><text:span text:style-name="T103">"9"</text:span><text:span text:style-name="T104">,</text:span><text:span text:style-name="T105">"0"</text:span><text:span text:style-name="T106">}; <text:s/></text:span></text:p>
      <text:p text:style-name="P107"><text:span text:style-name="T108"><text:tab/></text:span><text:span text:style-name="T109"><text:tab/>String miCad =<text:s/></text:span><text:span text:style-name="T110">" "</text:span><text:span text:style-name="T111">;</text:span></text:p>
      <text:p text:style-name="P112"><text:span text:style-name="T113"><text:tab/></text:span><text:span text:style-name="T114"><text:tab/></text:span><text:span text:style-name="T115">int</text:span><text:span text:style-name="T116"><text:s/>letra = 0;</text:span></text:p>
      <text:p text:style-name="P117"><text:span text:style-name="T118"><text:tab/></text:span><text:span text:style-name="T119"><text:tab/></text:span><text:span text:style-name="T120">int</text:span><text:span text:style-name="T121"><text:s/>numero = 0;</text:span></text:p>
      <text:p text:style-name="P122"><text:span text:style-name="T123"><text:tab/></text:span><text:span text:style-name="T124"><text:tab/></text:span></text:p>
      <text:p text:style-name="P125"><text:span text:style-name="T126"><text:tab/></text:span><text:span text:style-name="T127"><text:tab/>Random rd =<text:s/></text:span><text:span text:style-name="T128">new</text:span><text:span text:style-name="T129"><text:s/>Random();</text:span></text:p>
      <text:p text:style-name="P130"><text:span text:style-name="T131"><text:tab/></text:span><text:span text:style-name="T132"><text:tab/></text:span></text:p>
      <text:p text:style-name="P133"><text:span text:style-name="T134"><text:tab/></text:span><text:span text:style-name="T135"><text:tab/></text:span><text:span text:style-name="T136">for</text:span><text:span text:style-name="T137">(</text:span><text:span text:style-name="T138">int</text:span><text:span text:style-name="T139"><text:s/>i=0; i&lt;longitud; i++){</text:span></text:p>
      <text:p text:style-name="P140"><text:span text:style-name="T141"><text:tab/></text:span><text:span text:style-name="T142"><text:tab/></text:span><text:span text:style-name="T143"><text:tab/></text:span><text:span text:style-name="T144">letra = rd.nextInt(25);</text:span></text:p>
      <text:p text:style-name="P145"><text:span text:style-name="T146"><text:tab/></text:span><text:span text:style-name="T147"><text:tab/></text:span><text:span text:style-name="T148"><text:tab/>numero = rd.nextInt(9);</text:span></text:p>
      <text:p text:style-name="P149"><text:span text:style-name="T150"><text:tab/></text:span><text:span text:style-name="T151"><text:tab/></text:span><text:span text:style-name="T152"><text:tab/>miCad = miCad + abc[letra] + digitos[numero];</text:span></text:p>
      <text:p text:style-name="P153"><text:span text:style-name="T154"><text:tab/></text:span><text:span text:style-name="T155"><text:tab/></text:span><text:span text:style-name="T156">}</text:span></text:p>
      <text:p text:style-name="P157"><text:span text:style-name="T158"><text:tab/></text:span><text:span text:style-name="T159"><text:tab/></text:span></text:p>
      <text:p text:style-name="P160"><text:span text:style-name="T161"><text:tab/></text:span><text:span text:style-name="T162"><text:tab/></text:span><text:span text:style-name="T163">return</text:span><text:span text:style-name="T164"><text:s/>miCad;</text:span></text:p>
      <text:p text:style-name="P165"><text:span text:style-name="T166"><text:tab/>}</text:span></text:p>
      <text:p text:style-name="P167"><text:span text:style-name="T168"><text:tab/></text:span><text:span text:style-name="T169">%&gt;</text:span></text:p>
      <text:p text:style-name="P170"><text:span text:style-name="T171"><text:tab/></text:span></text:p>
      <text:p text:style-name="P172"><text:span text:style-name="T173"><text:tab/></text:span><text:span text:style-name="T174">&lt;</text:span><text:span text:style-name="T175">p</text:span><text:span text:style-name="T176">&gt;</text:span><text:span text:style-name="T177"><text:s/></text:span><text:span text:style-name="T178">Su</text:span><text:span text:style-name="T179"><text:s/>password<text:s/></text:span><text:span text:style-name="T180">es</text:span><text:span text:style-name="T181">:<text:s/></text:span></text:p>
      <text:p text:style-name="P182"><text:span text:style-name="T183"><text:tab/></text:span><text:span text:style-name="T184"><text:tab/></text:span><text:span text:style-name="T185">&lt;%</text:span></text:p>
      <text:p text:style-name="P186"><text:span text:style-name="T187"><text:tab/></text:span><text:span text:style-name="T188"><text:tab/></text:span><text:span text:style-name="T189"><text:tab/>String resul = genera(5);</text:span></text:p>
      <text:p text:style-name="P190"><text:span text:style-name="T191"><text:tab/></text:span><text:span text:style-name="T192"><text:tab/></text:span><text:span text:style-name="T193"><text:tab/>out.println(resul);</text:span></text:p>
      <text:p text:style-name="P194"><text:span text:style-name="T195"><text:tab/></text:span><text:span text:style-name="T196"><text:tab/></text:span><text:span text:style-name="T197">%&gt;</text:span></text:p>
      <text:p text:style-name="P198"><text:span text:style-name="T199"><text:tab/></text:span></text:p>
      <text:p text:style-name="P200"><text:span text:style-name="T201"><text:tab/></text:span></text:p>
      <text:p text:style-name="P202"><text:span text:style-name="T203"><text:tab/></text:span><text:span text:style-name="T204">&lt;/</text:span><text:span text:style-name="T205">p</text:span><text:span text:style-name="T206">&gt;</text:span></text:p>
      <text:p text:style-name="P207">-----------------------------------------------------------------</text:p>
      <text:p text:style-name="P208">Para que la función funciones debe ser de tipo<text:s/>instancia &lt;%! %&gt;</text:p>
      <text:p text:style-name="Standard"/>
      <text:p text:style-name="Standard">2.pintar un cuadrado de caracteres obteniendo altura y anchura con 2 n0s aleatorios</text:p>
      <text:p text:style-name="Standard"/>
      <text:p text:style-name="Standard">3.obtén una página html, tal que obteniendo un n0 aleatorio entre 0 y 23 nos dé como salida:</text:p>
      <text:p text:style-name="Standard"><text:s/>hola son las 8 de la mañana empieza mi jornada(si n es 8)</text:p>
      <text:p text:style-name="Standard"><text:s/>hola son las n y seguimos trabajando (si en n0 n&gt;8 y n&lt;15)</text:p>
      <text:p text:style-name="Standard"/>
      <text:p text:style-name="P209">"adios se acabó la jornada porque son las " xx <text:s/>en cualquier otro caso</text:p>
      <text:p text:style-name="P210"/>
      <text:p text:style-name="Standard">4.declarar un array con los dias de la semana, y otro con los meses del año.</text:p>
      <text:p text:style-name="Standard">Obtener 2 nºs aleatorios, y devolver el dia y el mes</text:p>
      <text:p text:style-name="Standard"/>
      <text:p text:style-name="Standard">5.supongamos que tenemos las variables:</text:p>
      <text:p text:style-name="P211">a = 8;</text:p>
      <text:p text:style-name="P212">b = 3;</text:p>
      <text:p text:style-name="P213">c = 3;</text:p>
      <text:p text:style-name="P214">mostrar el resultado de cada una de las operaciones en 1 párrafo</text:p>
      <text:p text:style-name="P215"><text:span text:style-name="T216"><text:s/></text:span><text:span text:style-name="T217">( a == <text:s/>b) &amp;&amp; ( c &gt; <text:s/>b)</text:span></text:p>
      <text:p text:style-name="P218">( a == <text:s/>b) || ( b == <text:s/>c;</text:p>
      <text:p text:style-name="P219"><text:span text:style-name="T220">!( b &lt;= <text:s/>c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19-09-22T20:40:00Z</meta:creation-date>
    <dc:date>2019-09-25T11:03:00Z</dc:date>
    <meta:template xlink:href="Normal" xlink:type="simple"/>
    <meta:editing-cycles>6</meta:editing-cycles>
    <meta:editing-duration>PT6780S</meta:editing-duration>
    <meta:document-statistic meta:page-count="1" meta:paragraph-count="3" meta:word-count="256" meta:character-count="1661" meta:row-count="11" meta:non-whitespace-character-count="1408"/>
  </office:meta>
</office:document-meta>
</file>